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 &lt;= 5 (Cumulated)</text:p>
          </table:table-cell>
          <table:table-cell table:formula="of:=BINOMDIST(5; 12; 0.25; 1)" office:value-type="float" office:value="0.945597767829895" calcext:value-type="float">
            <text:p>0.945597767829895</text:p>
          </table:table-cell>
        </table:table-row>
        <table:table-row table:style-name="ro1">
          <table:table-cell office:value-type="string" calcext:value-type="string">
            <text:p>X = 5 (Exact)</text:p>
          </table:table-cell>
          <table:table-cell table:formula="of:=BINOMDIST(5; 12; 0.25; 0)" office:value-type="float" office:value="0.103241443634033" calcext:value-type="float">
            <text:p>0.103241443634033</text:p>
          </table:table-cell>
        </table:table-row>
        <table:table-row table:style-name="ro1">
          <table:table-cell office:value-type="string" calcext:value-type="string">
            <text:p>X &lt; 5 (Delta)</text:p>
          </table:table-cell>
          <table:table-cell table:style-name="ce1" table:formula="of:=[.B1]-[.B2]" office:value-type="float" office:value="0.842356324195862" calcext:value-type="float">
            <text:p>0.842356324195862</text:p>
          </table:table-cell>
        </table:table-row>
        <table:table-row table:style-name="ro1">
          <table:table-cell office:value-type="string" calcext:value-type="string">
            <text:p>X &lt; 5 is the same as X &lt;= 4</text:p>
          </table:table-cell>
          <table:table-cell table:formula="of:=BINOMDIST(4; 12; 0.25; 1)" office:value-type="float" office:value="0.842356324195862" calcext:value-type="float">
            <text:p>0.84235632419586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 &lt;= 6 (Cumulated)</text:p>
          </table:table-cell>
          <table:table-cell table:formula="of:=BINOMDIST(6; 12; 0.25; 1)" office:value-type="float" office:value="0.985747218132019" calcext:value-type="float">
            <text:p>0.985747218132019</text:p>
          </table:table-cell>
        </table:table-row>
        <table:table-row table:style-name="ro1">
          <table:table-cell office:value-type="string" calcext:value-type="string">
            <text:p>X &gt;= 7</text:p>
          </table:table-cell>
          <table:table-cell table:style-name="ce1" table:formula="of:=1-[.B7]" office:value-type="float" office:value="0.014252781867981" calcext:value-type="float">
            <text:p>0.0142527818679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 = 0.6, 3/5</text:p>
          </table:table-cell>
          <table:table-cell/>
        </table:table-row>
        <table:table-row table:style-name="ro1">
          <table:table-cell office:value-type="string" calcext:value-type="string">
            <text:p>X = 6 (Exact)</text:p>
          </table:table-cell>
          <table:table-cell table:style-name="ce1" table:formula="of:=BINOMDIST(6; 10; 0.6; 0)" office:value-type="float" office:value="0.250822656" calcext:value-type="float">
            <text:p>0.250822656</text:p>
          </table:table-cell>
        </table:table-row>
        <table:table-row table:style-name="ro1">
          <table:table-cell office:value-type="string" calcext:value-type="string">
            <text:p>X &lt;= 9 (Cumulated)</text:p>
          </table:table-cell>
          <table:table-cell table:style-name="ce1" table:formula="of:=BINOMDIST(9; 10; 0.6; 1)" office:value-type="float" office:value="0.9939533824" calcext:value-type="float">
            <text:p>0.9939533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3:22:22.638454445</meta:creation-date>
    <dc:date>2020-06-02T23:50:33.505191310</dc:date>
    <meta:editing-duration>PT18M1S</meta:editing-duration>
    <meta:editing-cycles>3</meta:editing-cycles>
    <meta:generator>LibreOffice/6.0.7.3$Linux_X86_64 LibreOffice_project/00m0$Build-3</meta:generator>
    <meta:document-statistic meta:table-count="1" meta:cell-count="17" meta:object-count="0"/>
  </office:meta>
</office:document-meta>
</file>